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/>
      <style:text-properties style:font-name="Arial" style:font-name-complex="Arial"/>
    </style:style>
    <style:style style:name="P2" style:family="paragraph" style:parent-style-name="Elenco_20_Dati">
      <style:text-properties fo:background-color="transparent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Heading" style:master-page-name="Standard">
      <style:paragraph-properties fo:margin-top="0.423cm" fo:margin-bottom="0.212cm" fo:text-align="center" style:justify-single-word="false" style:page-number="auto" fo:keep-with-next="always"/>
    </style:style>
    <style:style style:name="P5" style:family="paragraph" style:parent-style-name="Text_20_body" style:list-style-name="L6">
      <style:text-properties fo:background-color="transparent"/>
    </style:style>
    <style:style style:name="P6" style:family="paragraph" style:parent-style-name="Heading_20_1">
      <style:text-properties fo:background-color="transparent"/>
    </style:style>
    <style:style style:name="P7" style:family="paragraph" style:parent-style-name="Heading_20_2">
      <style:text-properties fo:background-color="transparent"/>
    </style:style>
    <style:style style:name="P8" style:family="paragraph" style:parent-style-name="Heading_20_3">
      <style:text-properties fo:background-color="transparent"/>
    </style:style>
    <style:style style:name="P9" style:family="paragraph" style:parent-style-name="Elenco_20_Dati" style:list-style-name="L1">
      <style:text-properties fo:background-color="transparent"/>
    </style:style>
    <style:style style:name="P10" style:family="paragraph" style:parent-style-name="Elenco_20_Dati" style:list-style-name="L2">
      <style:text-properties fo:background-color="transparent"/>
    </style:style>
    <style:style style:name="P11" style:family="paragraph" style:parent-style-name="Elenco_20_Dati" style:list-style-name="L3">
      <style:text-properties fo:background-color="transparent"/>
    </style:style>
    <style:style style:name="P12" style:family="paragraph" style:parent-style-name="Elenco_20_Dati" style:list-style-name="L4">
      <style:text-properties fo:background-color="transparent"/>
    </style:style>
    <style:style style:name="P13" style:family="paragraph" style:parent-style-name="Elenco_20_Dati" style:list-style-name="L5">
      <style:text-properties fo:background-color="transparent"/>
    </style:style>
    <style:style style:name="P14" style:family="paragraph" style:parent-style-name="Elenco_20_Dati" style:list-style-name="L6">
      <style:text-properties fo:background-color="transparent"/>
    </style:style>
    <style:style style:name="P15" style:family="paragraph" style:parent-style-name="Elenco_20_Dati" style:list-style-name="L7">
      <style:text-properties fo:background-color="transparent"/>
    </style:style>
    <style:style style:name="P16" style:family="paragraph" style:parent-style-name="Elenco_20_Dati" style:list-style-name="L8">
      <style:text-properties fo:background-color="transparent"/>
    </style:style>
    <style:style style:name="P17" style:family="paragraph" style:parent-style-name="Elenco_20_Dati" style:list-style-name="L9">
      <style:text-properties fo:background-color="transparent"/>
    </style:style>
    <style:style style:name="P18" style:family="paragraph" style:parent-style-name="Elenco_20_Dati" style:list-style-name="L10">
      <style:text-properties fo:background-color="transparent"/>
    </style:style>
    <style:style style:name="P19" style:family="paragraph" style:parent-style-name="Elenco_20_Dati" style:list-style-name="L11">
      <style:text-properties fo:background-color="transparent"/>
    </style:style>
    <style:style style:name="P20" style:family="paragraph" style:parent-style-name="Elenco_20_Dati" style:list-style-name="L12">
      <style:text-properties fo:background-color="transparent"/>
    </style:style>
    <style:style style:name="P21" style:family="paragraph" style:parent-style-name="Elenco_20_Dati" style:list-style-name="L13">
      <style:text-properties fo:background-color="transparent"/>
    </style:style>
    <style:style style:name="P22" style:family="paragraph" style:parent-style-name="Elenco_20_Dati" style:list-style-name="L14">
      <style:text-properties fo:background-color="transparent"/>
    </style:style>
    <style:style style:name="P23" style:family="paragraph" style:parent-style-name="Elenco_20_Dati" style:list-style-name="L15">
      <style:text-properties fo:background-color="transparent"/>
    </style:style>
    <style:style style:name="P24" style:family="paragraph" style:parent-style-name="Elenco_20_Dati" style:list-style-name="L16">
      <style:text-properties fo:background-color="transparent"/>
    </style:style>
    <style:style style:name="P25" style:family="paragraph" style:parent-style-name="Elenco_20_Dati" style:list-style-name="L17">
      <style:text-properties fo:background-color="transparent"/>
    </style:style>
    <style:style style:name="P26" style:family="paragraph" style:parent-style-name="Elenco_20_Dati" style:list-style-name="WW8Num2"/>
    <style:style style:name="P27" style:family="paragraph" style:parent-style-name="Elenco_20_Dati" style:list-style-name="WW8Num3"/>
    <style:style style:name="P28" style:family="paragraph" style:parent-style-name="Elenco_20_Dati" style:list-style-name="L19"/>
    <style:style style:name="P29" style:family="paragraph" style:parent-style-name="Elenco_20_Dati" style:list-style-name="L18"/>
    <style:style style:name="P30" style:family="paragraph" style:parent-style-name="Elenco_20_Titoli" style:list-style-name="WW8Num4"/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 TrapCheck<text:line-break/><text:span text:style-name="T1">(Ver. 1.2)</text:span></text:p>
      <text:h text:style-name="P6" text:outline-level="1">Application User Portal</text:h>
      <text:h text:style-name="P7" text:outline-level="2">Descrizione</text:h>
      <text:p text:style-name="P3">Portale ad esclusivo uso interno di Logyn per la gestione delle licenze per il Sistema TrapCheck verso i clienti e per le relative licenze dell'App Smartphone.</text:p>
      <text:h text:style-name="P7" text:outline-level="2">Sezioni</text:h>
      <text:h text:style-name="P8" text:outline-level="3">Gestione Utenti</text:h>
      <text:p text:style-name="P3">Creazione e modifica degli utenti e dei relativi dati</text:p>
      <text:h text:style-name="P7" text:outline-level="2">Dati</text:h>
      <text:h text:style-name="P8" text:outline-level="3">Cliente</text:h>
      <text:list xml:id="list2932178392905108495" text:style-name="L1">
        <text:list-item>
          <text:p text:style-name="P9">Nome</text:p>
        </text:list-item>
        <text:list-item>
          <text:p text:style-name="P9">Codice Cliente interno Logyn</text:p>
        </text:list-item>
        <text:list-item>
          <text:p text:style-name="P9">Numero Licenza</text:p>
        </text:list-item>
        <text:list-item>
          <text:p text:style-name="P9">Totale Licenze</text:p>
        </text:list-item>
        <text:list-item>
          <text:p text:style-name="P9">Numero installazioni</text:p>
        </text:list-item>
        <text:list-item>
          <text:p text:style-name="P9">Totale Licenze Mobile</text:p>
        </text:list-item>
      </text:list>
      <text:p text:style-name="P2"/>
      <text:h text:style-name="P7" text:outline-level="2">Funzioni</text:h>
      <text:list xml:id="list5033276030843416618" text:style-name="L2">
        <text:list-item>
          <text:p text:style-name="P10">Invio Numero Licenza e Nome e ottengo corrispondenza dei dati, Totale licenze, Numero installazioni e Numero Licenze Mobile</text:p>
        </text:list-item>
        <text:list-item>
          <text:p text:style-name="P10">Invio Nome e aggiorno il Numero installazioni (sempre +1)</text:p>
        </text:list-item>
      </text:list>
      <text:h text:style-name="P7" text:outline-level="2">Tecnologia</text:h>
      <text:p text:style-name="P3">Linguaggio di sviluppo PHP su server Linux<text:line-break/>DataBase My-SQ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Portale Web</text:h>
      <text:h text:style-name="P7" text:outline-level="2">Descrizione</text:h>
      <text:p text:style-name="P3">Il Portale web è un sito internet dove vengono gestiti e centralizzati tutti i dati del sistema permettendo la comunicazione con i dispositivi mobili e l'interfacciamento con l'applicazione desktop.</text:p>
      <text:h text:style-name="P7" text:outline-level="2">Sezioni</text:h>
      <text:h text:style-name="P8" text:outline-level="3">Area Utenti (Sistema/Desktop)</text:h>
      <text:p text:style-name="P3">Sezione per la creazione di utenti con accesso dedicato.<text:line-break/>Permette di gestire gli utenti ed i permessi per l'utilizzo dell'applicazione Desktop e delle relative sezioni.</text:p>
      <text:p text:style-name="P3">E' l'unica sezione accessibile del portale, le altre aree sono dedicate alla sola archiviazione dei dati.</text:p>
      <text:h text:style-name="P8" text:outline-level="3">Anagrafica Clienti</text:h>
      <text:p text:style-name="P3">Anagrafica dei Clienti permette di raggruppare le trappole e le lavorazioni.</text:p>
      <text:h text:style-name="P8" text:outline-level="3">Utenti Applicazione Mobile</text:h>
      <text:p text:style-name="P3">Permette la gestione degli utenti dell'applicazione mobile.<text:line-break/>Nome Utente, Password, Tipo Utente...</text:p>
      <text:h text:style-name="P8" text:outline-level="3">Prodotti e Scorte</text:h>
      <text:p text:style-name="P3">Elenco Prodotti con scorta magazzino aggiornato dal client<text:line-break/>Dati descrittivi prodotto, quantitativo in magazzino.</text:p>
      <text:h text:style-name="P8" text:outline-level="3">Tipo, Stato, Unità di Misura e Gruppi Trappole</text:h>
      <text:p text:style-name="P3">Tre sezioni dedicate alla creazione e modifica delle voci che compariranno in alcuni menu dell'applicazione mobile e desktop.</text:p>
      <text:h text:style-name="P8" text:outline-level="3">Trappole</text:h>
      <text:p text:style-name="P3">Sezione con dati delle Trappole<text:line-break/>Posizione, tipo, identificativo QR ...</text:p>
      <text:h text:style-name="P8" text:outline-level="3">Aree Coperte</text:h>
      <text:p text:style-name="P3">Sezione di archiviazione delle mappe di edifici e relativi dati.</text:p>
      <text:h text:style-name="P8" text:outline-level="3">Storico Trappole</text:h>
      <text:p text:style-name="P3">Dati rilevati durante le operazioni di verifica delle Trappole</text:p>
      <text:h text:style-name="P8" text:outline-level="3">Galleria Foto</text:h>
      <text:p text:style-name="P3">Sezione di archiviazione delle immagini catturate durante le verifiche e delle Mappe delle Aree Coperte con relativi dati.</text:p>
      <text:h text:style-name="P7" text:outline-level="2"><text:soft-page-break/>Dati archivio</text:h>
      <text:h text:style-name="P8" text:outline-level="3">Utenti Applicazione</text:h>
      <text:list xml:id="list6193893523894507168" text:style-name="L3">
        <text:list-item>
          <text:p text:style-name="P11">Nome Utente</text:p>
        </text:list-item>
        <text:list-item>
          <text:p text:style-name="P11">Password</text:p>
        </text:list-item>
        <text:list-item>
          <text:p text:style-name="P11">Accesso (Completo – Solo Analisi dati)</text:p>
        </text:list-item>
      </text:list>
      <text:h text:style-name="P8" text:outline-level="3">Clienti</text:h>
      <text:list xml:id="list7818167691972596871" text:style-name="L4">
        <text:list-item>
          <text:p text:style-name="P12">Nome Cliente</text:p>
        </text:list-item>
      </text:list>
      <text:h text:style-name="P8" text:outline-level="3">Utenti Mobile</text:h>
      <text:list xml:id="list634021609858106364" text:style-name="L5">
        <text:list-item>
          <text:p text:style-name="P13">Nome Utente</text:p>
        </text:list-item>
        <text:list-item>
          <text:p text:style-name="P13">Password</text:p>
        </text:list-item>
        <text:list-item>
          <text:p text:style-name="P13">Tipo Utente (Operatore – Tecnico)</text:p>
        </text:list-item>
        <text:list-item>
          <text:p text:style-name="P13">ID Gruppo trappole</text:p>
        </text:list-item>
        <text:list-item>
          <text:p text:style-name="P13">ID Cliente</text:p>
        </text:list-item>
      </text:list>
      <text:h text:style-name="P8" text:outline-level="3">Prodotti</text:h>
      <text:list xml:id="list2166156227304230856" text:style-name="L6">
        <text:list-item>
          <text:p text:style-name="P14">Nome Prodotto</text:p>
        </text:list-item>
        <text:list-item>
          <text:p text:style-name="P14">Marca</text:p>
        </text:list-item>
        <text:list-item>
          <text:p text:style-name="P14">Scorta prodotto (valore che scende in base a utilizzo passato via mobile)</text:p>
        </text:list-item>
      </text:list>
      <text:h text:style-name="P8" text:outline-level="3">Tipo Trappole</text:h>
      <text:list xml:id="list317366425" text:continue-numbering="true" text:style-name="L6">
        <text:list-item>
          <text:p text:style-name="P5">Nome Tipo trappola (Esca fresca, Paraffinato...)</text:p>
        </text:list-item>
      </text:list>
      <text:h text:style-name="P8" text:outline-level="3">Stato Trappole</text:h>
      <text:list xml:id="list1949244013" text:continue-numbering="true" text:style-name="L6">
        <text:list-item>
          <text:p text:style-name="P5">Nome Stato trappole (Normale, Vuota, Danneggiata …)</text:p>
        </text:list-item>
      </text:list>
      <text:h text:style-name="P8" text:outline-level="3">Unità di Misura</text:h>
      <text:list xml:id="list1254726045" text:continue-numbering="true" text:style-name="L6">
        <text:list-item>
          <text:p text:style-name="P5">Nome dell'unità di misura (Grammi, Scatole, Pastiglie …)</text:p>
        </text:list-item>
      </text:list>
      <text:h text:style-name="P8" text:outline-level="3">Gruppi Trappole</text:h>
      <text:list xml:id="list64859314" text:continue-numbering="true" text:style-name="L6">
        <text:list-item>
          <text:p text:style-name="P5">Nome Gruppo</text:p>
        </text:list-item>
      </text:list>
      <text:h text:style-name="P8" text:outline-level="3">Trappole</text:h>
      <text:list xml:id="list1549555393831564778" text:style-name="L7">
        <text:list-item>
          <text:p text:style-name="P15">Identificativo Trappola (codice alfanumerico che viene stampato come QR Code)</text:p>
        </text:list-item>
        <text:list-item>
          <text:p text:style-name="P15">ID Cliente</text:p>
        </text:list-item>
        <text:list-item>
          <text:p text:style-name="P15">Indirizzo</text:p>
        </text:list-item>
        <text:list-item>
          <text:p text:style-name="P15">Città</text:p>
        </text:list-item>
        <text:list-item>
          <text:p text:style-name="P15">Longitudine</text:p>
        </text:list-item>
        <text:list-item>
          <text:p text:style-name="P15">Latitudine</text:p>
        </text:list-item>
        <text:list-item>
          <text:p text:style-name="P15">X</text:p>
        </text:list-item>
        <text:list-item>
          <text:p text:style-name="P15">Y</text:p>
        </text:list-item>
        <text:list-item>
          <text:p text:style-name="P15">Tipo (Tabella Tipo Trappole)</text:p>
        </text:list-item>
        <text:list-item>
          <text:p text:style-name="P15">Stato (Tabella Stato Trappole)</text:p>
        </text:list-item>
        <text:list-item>
          <text:p text:style-name="P15">Prodotto (Tabella Prodotti)</text:p>
        </text:list-item>
        <text:list-item>
          <text:p text:style-name="P15"><text:soft-page-break/>ID Area Coperta</text:p>
        </text:list-item>
        <text:list-item>
          <text:p text:style-name="P15">ID Gruppo trappole</text:p>
        </text:list-item>
        <text:list-item>
          <text:p text:style-name="P15">Note</text:p>
        </text:list-item>
      </text:list>
      <text:h text:style-name="P8" text:outline-level="3">Aree Coperte</text:h>
      <text:list xml:id="list6726163291968453541" text:style-name="L8">
        <text:list-item>
          <text:p text:style-name="P16">ID Cliente</text:p>
        </text:list-item>
        <text:list-item>
          <text:p text:style-name="P16">Nome</text:p>
        </text:list-item>
        <text:list-item>
          <text:p text:style-name="P16">Indirizzo</text:p>
        </text:list-item>
        <text:list-item>
          <text:p text:style-name="P16">Città</text:p>
        </text:list-item>
      </text:list>
      <text:h text:style-name="P8" text:outline-level="3">Storico Trappole</text:h>
      <text:list xml:id="list2527486039070070435" text:style-name="L9">
        <text:list-item>
          <text:p text:style-name="P17">Data-Ora</text:p>
        </text:list-item>
        <text:list-item>
          <text:p text:style-name="P17">Longitudine</text:p>
        </text:list-item>
        <text:list-item>
          <text:p text:style-name="P17">Latitudine</text:p>
        </text:list-item>
        <text:list-item>
          <text:p text:style-name="P17">Segnale Linea</text:p>
        </text:list-item>
        <text:list-item>
          <text:p text:style-name="P17">ID Trappola</text:p>
        </text:list-item>
        <text:list-item>
          <text:p text:style-name="P17">ID Cliente</text:p>
        </text:list-item>
        <text:list-item>
          <text:p text:style-name="P17">ID Gruppo</text:p>
        </text:list-item>
        <text:list-item>
          <text:p text:style-name="P17">ID Area Coperta</text:p>
        </text:list-item>
        <text:list-item>
          <text:p text:style-name="P17">Condizioni</text:p>
        </text:list-item>
        <text:list-item>
          <text:p text:style-name="P17">Tipo Esca</text:p>
        </text:list-item>
        <text:list-item>
          <text:p text:style-name="P17">Consumo Esca</text:p>
        </text:list-item>
        <text:list-item>
          <text:p text:style-name="P17">Grammi immessi</text:p>
        </text:list-item>
        <text:list-item>
          <text:p text:style-name="P17">ID Utente Mobile</text:p>
        </text:list-item>
      </text:list>
      <text:h text:style-name="P8" text:outline-level="3">Galleria Foto</text:h>
      <text:list xml:id="list8378266318724249881" text:style-name="L10">
        <text:list-item>
          <text:p text:style-name="P18">Url / Immagine</text:p>
        </text:list-item>
        <text:list-item>
          <text:p text:style-name="P18">Nome</text:p>
        </text:list-item>
        <text:list-item>
          <text:p text:style-name="P18">ID Area Coperta</text:p>
        </text:list-item>
        <text:list-item>
          <text:p text:style-name="P18">ID Storico Trappole</text:p>
        </text:list-item>
      </text:list>
      <text:h text:style-name="P7" text:outline-level="2">Servizi</text:h>
      <text:p text:style-name="P3">In generale la funzione di Modifica in ogni sezione prevede che passo sempre l'ID del record e tutti i parametri; se sono valorizzati vengono modificati altrimenti rimangono invariati.</text:p>
      <text:h text:style-name="P8" text:outline-level="3">Utenti Applicazione</text:h>
      <text:list xml:id="list1489915908" text:continue-list="list6193893523894507168" text:style-name="L3">
        <text:list-item>
          <text:p text:style-name="P11">Elenco Utenti Applicazione</text:p>
        </text:list-item>
        <text:list-item>
          <text:p text:style-name="P11">Crea, Modifica e Cancella Utente</text:p>
        </text:list-item>
        <text:list-item>
          <text:p text:style-name="P11"><text:span text:style-name="T2">Log-in</text:span>: passo Utente e Password e ottengo corrispondenza e tipo di Accesso</text:p>
        </text:list-item>
      </text:list>
      <text:h text:style-name="P8" text:outline-level="3">Clienti</text:h>
      <text:list xml:id="list1284668570256302441" text:style-name="L11">
        <text:list-item>
          <text:p text:style-name="P19">Elenco Nomi Clienti</text:p>
        </text:list-item>
        <text:list-item>
          <text:p text:style-name="P19">Crea, Modifica e Cancella Cliente</text:p>
        </text:list-item>
      </text:list>
      <text:h text:style-name="P8" text:outline-level="3">Utenti Mobile</text:h>
      <text:list xml:id="list6004842344330301831" text:style-name="L12">
        <text:list-item>
          <text:p text:style-name="P20">Elenco Utenti Mobile</text:p>
        </text:list-item>
        <text:list-item>
          <text:p text:style-name="P20">Crea, Modifica e Cancella Utente</text:p>
        </text:list-item>
        <text:list-item>
          <text:p text:style-name="P20"><text:soft-page-break/><text:span text:style-name="T2">Log-in</text:span>: passo Utente e Password e ottengo corrispondenza, ID Utente Mobile, Tipo di Utente, ID Gruppo Trappole e ID Cliente</text:p>
        </text:list-item>
      </text:list>
      <text:h text:style-name="P8" text:outline-level="3">Prodotti</text:h>
      <text:list xml:id="list1105867177849246205" text:style-name="L13">
        <text:list-item>
          <text:p text:style-name="P21">Elenco Prodotti con valore di scorta</text:p>
        </text:list-item>
        <text:list-item>
          <text:p text:style-name="P21">Crea, Modifica e Cancella Prodotto</text:p>
        </text:list-item>
        <text:list-item>
          <text:p text:style-name="P21"><text:span text:style-name="T2">Aggiorna Prodotto</text:span>: passo Nome Prodotto e valore utilizzato e sottraggo al relativo valore di scorta</text:p>
        </text:list-item>
      </text:list>
      <text:h text:style-name="P8" text:outline-level="3">Tipo Trappole</text:h>
      <text:list xml:id="list1530976275" text:continue-numbering="true" text:style-name="L13">
        <text:list-item>
          <text:p text:style-name="P21">Elenco Nomi Tipo Trappola</text:p>
        </text:list-item>
        <text:list-item>
          <text:p text:style-name="P21">Crea, Modifica e Cancella Tipo Trappola</text:p>
        </text:list-item>
      </text:list>
      <text:h text:style-name="P8" text:outline-level="3">Stato Trappole</text:h>
      <text:list xml:id="list142830110" text:continue-numbering="true" text:style-name="L13">
        <text:list-item>
          <text:p text:style-name="P21">Elenco Nomi Stato Trappola</text:p>
        </text:list-item>
        <text:list-item>
          <text:p text:style-name="P21">Crea, Modifica e Cancella Stato Trappola</text:p>
        </text:list-item>
      </text:list>
      <text:h text:style-name="P8" text:outline-level="3">Unità di Misura</text:h>
      <text:list xml:id="list1980059610" text:continue-numbering="true" text:style-name="L13">
        <text:list-item>
          <text:p text:style-name="P21">Elenco Unità di Misura</text:p>
        </text:list-item>
        <text:list-item>
          <text:p text:style-name="P21">Crea, Modifica e Cancella Unità di Misura</text:p>
        </text:list-item>
      </text:list>
      <text:h text:style-name="P8" text:outline-level="3">Trappole</text:h>
      <text:list xml:id="list7980553404015780948" text:style-name="L14">
        <text:list-item>
          <text:p text:style-name="P22">Elenco Trappole con filtro opzionale per ID Cliente/Area Coperta/Gruppo trappole</text:p>
        </text:list-item>
        <text:list-item>
          <text:p text:style-name="P22">Crea, Modifica e Cancella Trappola</text:p>
        </text:list-item>
        <text:list-item>
          <text:p text:style-name="P22"><text:span text:style-name="T2">Info Trappola</text:span>: passo Identificativo Trappola oppure ID Trappola e ne ottengo i dati completi</text:p>
        </text:list-item>
      </text:list>
      <text:h text:style-name="P8" text:outline-level="3">Gruppi Trappole</text:h>
      <text:list xml:id="list5384684425155818809" text:style-name="L15">
        <text:list-item>
          <text:p text:style-name="P23">Elenco Nomi Gruppi</text:p>
        </text:list-item>
        <text:list-item>
          <text:p text:style-name="P23">Crea, Modifica e Cancella Gruppo Trappole</text:p>
        </text:list-item>
      </text:list>
      <text:h text:style-name="P8" text:outline-level="3">Aree Coperte</text:h>
      <text:list xml:id="list3496369166062316341" text:style-name="L16">
        <text:list-item>
          <text:p text:style-name="P24">Elenco Aree Coperte con filtro opzionale per ID Cliente</text:p>
        </text:list-item>
        <text:list-item>
          <text:p text:style-name="P24">Crea, Modifica e Cancella Area Coperta</text:p>
        </text:list-item>
        <text:list-item>
          <text:p text:style-name="P24"><text:span text:style-name="T2">Immagini Area</text:span>: passo ID Area Coperta e ottengo (se presenti) elenco completo immagini associate (Nome – URL File)</text:p>
        </text:list-item>
      </text:list>
      <text:h text:style-name="P8" text:outline-level="3">Storico Trappole</text:h>
      <text:list xml:id="list1917679924137949728" text:style-name="L17">
        <text:list-item>
          <text:p text:style-name="P25">Elenco Storico Operazioni con filtri opzionali:</text:p>
          <text:list>
            <text:list-item>
              <text:p text:style-name="P25">SEMPRE: periodo di ricerca (dal giorno e ora al giorno e ora)</text:p>
            </text:list-item>
            <text:list-item>
              <text:p text:style-name="P25">Per ID Trappola</text:p>
            </text:list-item>
            <text:list-item>
              <text:p text:style-name="P25">Per ID Cliente</text:p>
            </text:list-item>
            <text:list-item>
              <text:p text:style-name="P25">Per ID Gruppo</text:p>
            </text:list-item>
            <text:list-item>
              <text:p text:style-name="P25">Per ID Area Coperta</text:p>
            </text:list-item>
            <text:list-item>
              <text:p text:style-name="P25">Per ID Utente Mobile</text:p>
            </text:list-item>
          </text:list>
        </text:list-item>
        <text:list-item>
          <text:p text:style-name="P25"><text:span text:style-name="T2">Salva Dati</text:span>: passaggio e salvataggio dei dati completi rilevati comprese le Immagini</text:p>
        </text:list-item>
      </text:list>
      <text:h text:style-name="P7" text:outline-level="2"><text:soft-page-break/>Tecnologia</text:h>
      <text:p text:style-name="P3">Linguaggio di sviluppo PHP su server Linux<text:line-break/>DataBase My-SQ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Desktop Application</text:h>
      <text:h text:style-name="Heading_20_2" text:outline-level="2">Descrizione</text:h>
      <text:p text:style-name="Text_20_body">E' l'applicazione desktop per sistema operativo Windows o Apple dedicata alla gestione dell'intero sistema.<text:line-break/>Permette la creazione, la modifica e la gestione di ogni aspetto, inoltre può essere utilizzata anche per fornire ai clienti uno strumento di verifica delle lavorazioni.</text:p>
      <text:h text:style-name="Heading_20_2" text:outline-level="2">Sezioni</text:h>
      <text:h text:style-name="Heading_20_3" text:outline-level="3">Log-In</text:h>
      <text:p text:style-name="Text_20_body">Log-in di accesso all'Applicazione tramite utente e password definite sul Portale Web. Questo consente la gestione dei permessi di visualizzazione delle sezioni dell'Applicazione limitandone le interazioni.</text:p>
      <text:h text:style-name="Heading_20_3" text:outline-level="3">Utenti Applicazione Desktop</text:h>
      <text:p text:style-name="Text_20_body">Permette di creare nuovi utenti per l'applicazione Desktop gestendo direttamente il tipo di funzioni e dati resi disponibili durante l'utilizzo.<text:line-break/>In questo modo è possibile creare degli utenti da fornire ai Clienti insieme all'applicazione; questi saranno limitati alla visualizzazione di un particolare gruppo di dati e con abilitate solo le funzioni di analisi e visualizzazione.</text:p>
      <text:h text:style-name="Heading_20_3" text:outline-level="3">Anagrafica Clienti</text:h>
      <text:p text:style-name="Text_20_body">Permette di creare e/o modificare una semplice anagrafica dei Clienti a cui abbinare le Trappole gestite dal sistema.</text:p>
      <text:h text:style-name="Heading_20_3" text:outline-level="3">Utenti Applicazione Mobile (in base a numero licenze)</text:h>
      <text:p text:style-name="Text_20_body">Creazione, modifica e gestione utenti (Tecnico/Operatore) per l'utilizzo dell'app. Anagrafica, tipo utente.</text:p>
      <text:p text:style-name="Text_20_body">In questa sezione è possibile creare e modificare gli Utenti dell'applicazione mobile al fine di identificare le operazioni effettuate durante la lavorazione.</text:p>
      <text:h text:style-name="Heading_20_3" text:outline-level="3">Magazzino</text:h>
      <text:p text:style-name="Text_20_body">Elenco Prodotti, Creazione e Modifica Prodotti, Scorte di magazzino</text:p>
      <text:p text:style-name="Text_20_body"><text:soft-page-break/>Dedicato alla gestione dei Prodotti per la derattizzazione, ne conterrà l'elenco con visualizzati i totali a magazzino. Il dato sarà aggiornato in base al reale utilizzo che verrà comunicato dall'operatore tramite l'applicazione mobile di rilevamento.</text:p>
      <text:h text:style-name="Heading_20_3" text:outline-level="3">Trappole</text:h>
      <text:p text:style-name="Text_20_body">Sezione dedicata alla gestione delle Trappole. Creazione, Modifica.</text:p>
      <text:p text:style-name="Text_20_body">Attraverso questa sezione è possibile visualizzare l'elenco completo delle Trappole, e per ognuna di esse le relative informazioni.<text:line-break/>Sono presenti anche due sottosezioni, Tipo e Stato trappole, che servono a creare e modificare i valori da abbinare nella descrizione della trappola stessa e che saranno poi selezionati dall'operatore durante la verifica. </text:p>
      <text:h text:style-name="Heading_20_3" text:outline-level="3">Aree Coperte</text:h>
      <text:p text:style-name="Text_20_body">Gestione delle Aree Coperte, Creazione, Caricamento Immagini, Posizionamento Trappole</text:p>
      <text:p text:style-name="Text_20_body">Questa sezione serve alla gestione delle Aree Coperte e quindi non raggiungibili tramite localizzazione GPS.<text:line-break/>Attraverso il caricamento di un'immagine rappresentante la mappa dell'interno è possibile posizionare le singole trappole per informare l'operatore sulla loro esatta posizione.</text:p>
      <text:h text:style-name="Heading_20_3" text:outline-level="3">Analisi Dati</text:h>
      <text:p text:style-name="Text_20_body">Sezione per la visualizzazione e l'analisi dei dati.<text:line-break/>Permetterà la visualizzazione di tutte le Trappole distribuite sul territorio oppure filtrate per Cliente/Operatore.<text:line-break/>Per ogni singola Trappola sarà evidenziato attraverso un colore il suo stato in base alle informazioni raccolte e inviate dall'operatore, inoltre cliccando su ogni icona si potranno visualizzare le informazioni complete dell'intervento effettuato. I dati potranno essere esportati in formato CSV per successive elaborazioni.</text:p>
      <text:h text:style-name="Heading_20_2" text:outline-level="2">Funzioni</text:h>
      <text:list xml:id="list6740788550509200974" text:style-name="WW8Num2">
        <text:list-item>
          <text:p text:style-name="P26">Gestione Clienti:</text:p>
          <text:list>
            <text:list-item>
              <text:p text:style-name="P26">Elenco</text:p>
            </text:list-item>
            <text:list-item>
              <text:p text:style-name="P26">Crea, Modifica</text:p>
            </text:list-item>
          </text:list>
        </text:list-item>
        <text:list-item>
          <text:p text:style-name="P26">Gestione Utenti App (numero limitato dal portale AppUser)</text:p>
          <text:list>
            <text:list-item>
              <text:p text:style-name="P26">Elenco</text:p>
            </text:list-item>
            <text:list-item>
              <text:p text:style-name="P26">Crea, Modifica</text:p>
            </text:list-item>
          </text:list>
        </text:list-item>
        <text:list-item>
          <text:p text:style-name="P26">Gestione Magazzino</text:p>
          <text:list>
            <text:list-item>
              <text:p text:style-name="P26">Elenco prodotti con Scorte</text:p>
            </text:list-item>
            <text:list-item>
              <text:p text:style-name="P26">Crea, Modifica</text:p>
            </text:list-item>
            <text:list-item>
              <text:p text:style-name="P26">Area Voci Menu Unità di Misura</text:p>
            </text:list-item>
          </text:list>
        </text:list-item>
        <text:list-item>
          <text:p text:style-name="P26">Gestione Trappole</text:p>
          <text:list>
            <text:list-item>
              <text:p text:style-name="P26">Elenco trappole</text:p>
            </text:list-item>
            <text:list-item>
              <text:p text:style-name="P26">Crea, Modifica</text:p>
            </text:list-item>
            <text:list-item>
              <text:p text:style-name="P26">Area Voci Menu Tipo Trappola</text:p>
            </text:list-item>
            <text:list-item>
              <text:p text:style-name="P26">Area Voci Menu Stato Trappola</text:p>
            </text:list-item>
          </text:list>
        </text:list-item>
        <text:list-item>
          <text:p text:style-name="P26">Gestione Aree Coperte</text:p>
          <text:list>
            <text:list-item>
              <text:p text:style-name="P26">Elenco Aree</text:p>
            </text:list-item>
            <text:list-item>
              <text:p text:style-name="P26">Crea, Modifica</text:p>
            </text:list-item>
          </text:list>
        </text:list-item>
        <text:list-item>
          <text:p text:style-name="P26"><text:soft-page-break/>Analisi Dati e Reportistica</text:p>
          <text:list>
            <text:list-item>
              <text:p text:style-name="P26">Visualizza trappole su Mappa</text:p>
            </text:list-item>
            <text:list-item>
              <text:p text:style-name="P26">Visualizza informazioni trappola dalla Mappa</text:p>
            </text:list-item>
            <text:list-item>
              <text:p text:style-name="P26">Visualizza Report/Tabella risultati</text:p>
            </text:list-item>
            <text:list-item>
              <text:p text:style-name="P26">Esportazione risultati</text:p>
            </text:list-item>
            <text:list-item>
              <text:p text:style-name="P26">Cattura immagine</text:p>
            </text:list-item>
          </text:list>
        </text:list-item>
      </text:list>
      <text:h text:style-name="Heading_20_2" text:outline-level="2">Tecnologia</text:h>
      <text:p text:style-name="Text_20_body">Linguaggio di sviluppo ActionScript3 su ambiente Adobe AIR<text:line-break/>DataBase SQL-Lite</text:p>
      <text:h text:style-name="Heading_20_2" text:outline-level="2">Versioni</text:h>
      <text:list xml:id="list2434774795737297893" text:style-name="WW8Num3">
        <text:list-item>
          <text:p text:style-name="P27">DeskControl Manager<text:line-break/>Comprensiva di tutte le funzioni permette la gestione del sistema</text:p>
        </text:list-item>
        <text:list-item>
          <text:p text:style-name="P27">DeskControl Client<text:line-break/>Versione limitata all'analisi dei dati da fornire a un cliente per la sola visualizzazione dei dati e della reportistica</text:p>
        </text:list-item>
      </text:list>
      <text:p text:style-name="Elenco_20_Dati"/>
      <text:p text:style-name="Elenco_20_Dati"/>
      <text:p text:style-name="Elenco_20_Dati"/>
      <text:p text:style-name="Elenco_20_Dati"/>
      <text:h text:style-name="Heading_20_1" text:outline-level="1">Mobile Application</text:h>
      <text:h text:style-name="Heading_20_2" text:outline-level="2">Descrizione</text:h>
      <text:p text:style-name="Text_20_body">L'app realizzata per sistema operativo Android è lo strumento di analisi ed acquisizione dei dati che l'operatore o il tecnico utilizzano durante le attività lavorative.</text:p>
      <text:p text:style-name="Text_20_body">Consente di identificare e memorizzare i dati ottenuti durante la verifica delle trappole. Questo insieme alla centralizzazione dei dati permette di accelerare notevolmente l'attività lavorativa sia in fase di acquisizione che di analisi.</text:p>
      <text:h text:style-name="Heading_20_2" text:outline-level="2">Sezioni</text:h>
      <text:h text:style-name="Heading_20_3" text:outline-level="3">Log-In</text:h>
      <text:p text:style-name="Text_20_body">Il Log-in è la schermata di accesso all'App e permette di identificare l'utente e la visualizzazione dell'interfaccia a lui dedicata (Tecnico / Operatore).<text:line-break/>Possibilità di memorizzare i dati di accesso.</text:p>
      <text:h text:style-name="Heading_20_3" text:outline-level="3">Menu Generale</text:h>
      <text:p text:style-name="Text_20_body">Permette l'accesso alle funzionalità, alle impostazioni e connessioni. Cambia in base al tipo di utente.<text:line-break/>Le voci del menu saranno:</text:p>
      <text:list xml:id="list1622017292504635599" text:style-name="WW8Num4">
        <text:list-item>
          <text:p text:style-name="P30">Rilevamento Trappola</text:p>
        </text:list-item>
        <text:list-item>
          <text:p text:style-name="P30">Gestione Trappola (solo Tecnico)</text:p>
        </text:list-item>
        <text:list-item>
          <text:p text:style-name="P30">Aree Coperte</text:p>
        </text:list-item>
        <text:list-item>
          <text:p text:style-name="P30">Invio Dati</text:p>
        </text:list-item>
        <text:list-item>
          <text:p text:style-name="P30">Opzioni</text:p>
        </text:list-item>
        <text:list-item>
          <text:p text:style-name="P30">Uscita</text:p>
        </text:list-item>
      </text:list>
      <text:h text:style-name="Heading_20_3" text:outline-level="3"><text:soft-page-break/>Rilevamento Trappola</text:h>
      <text:p text:style-name="Text_20_body">Si tratta della funzione principale perché è dedicata all'attività di rilevamento e reportistica delle trappole da parte degli operatori.</text:p>
      <text:p text:style-name="Text_20_body">Richiede inizialmente di identificare la trappola tramite la fotocamera dello Smartphone che legge un QR code posizionato sul contenitore.<text:line-break/>Successivamente viene presentato l'elenco delle informazioni da rilevare durante il controllo della trappola; queste possono essere aggiornate rapidamente tramite dei menu a scelta multipla.<text:line-break/>E' anche possibile scattare una foto della trappola da allegare al report di controllo.</text:p>
      <text:p text:style-name="Text_20_body">Alla fine dell'intervento l'operatore può decidere se inviare i dati immediatamente, oppure se salvarli localmente per un successivo invio di tutto il materiale.</text:p>
      <text:h text:style-name="Heading_20_3" text:outline-level="3">Gestione Trappole (solo Tecnico)</text:h>
      <text:p text:style-name="Text_20_body">Questa sezione è dedicata agli utenti che si occupano della manutenzione completa. Permette di aggiungere, riposizionare, rimuovere o modificare le Trappole.</text:p>
      <text:p text:style-name="Text_20_body">Il Tecnico avrà un'interfaccia con la possibilità di inserire e modificare molte più informazioni su una trappola. Quando si trova in un'ambiente aperto è possibile geolocalizzare la trappola cosi da permettere un rapida modifica nel posizionamento o l'aggiunta di nuovi elementi. </text:p>
      <text:h text:style-name="Heading_20_3" text:outline-level="3">Aree Coperte</text:h>
      <text:p text:style-name="Text_20_body">Questa sezione è uno strumento di supporto all'operatore per facilitare l'attività all'interno di aree senza copertura GPS.</text:p>
      <text:p text:style-name="Text_20_body">Permette all'utente di trovare rapidamente la posizione delle Trappole all'interno di edifici o aree non coperte da segnale GPS attraverso la visualizzazione delle posizioni su mappa.</text:p>
      <text:p text:style-name="Text_20_body">Le mappe saranno delle immagini (JPG/PNG) di planimetrie caricate nel sistema e sulle quali sono visualizzate come icone le trappole.</text:p>
      <text:p text:style-name="Text_20_body"/>
      <text:h text:style-name="Heading_20_3" text:outline-level="3">Invio Dati</text:h>
      <text:p text:style-name="Text_20_body">Inizia la procedura di invio dei dati raccolti durante la giornata lavorativa o in aree senza copertura di rete. Questo è particolarmente utile per effettuare un solo invio dei dati, sfruttando ad esempio la rete WiFi dell'ufficio a fine giornata invece che la linea dati del cellulare.</text:p>
      <text:h text:style-name="Heading_20_3" text:outline-level="3">Opzioni</text:h>
      <text:p text:style-name="Text_20_body">Permette di modificare le impostazioni dell'applicazione per personalizzazioni.</text:p>
      <text:list xml:id="list8864360422045954748" text:style-name="L18">
        <text:list-item>
          <text:p text:style-name="P29">Tipo invio dati ( ogni operazione / tutte le operazioni )</text:p>
        </text:list-item>
        <text:list-item>
          <text:p text:style-name="P29">Dimensione Testo</text:p>
        </text:list-item>
        <text:list-item>
          <text:p text:style-name="P29">Cancella Dati Locali</text:p>
        </text:list-item>
      </text:list>
      <text:h text:style-name="Heading_20_3" text:outline-level="3">Uscita</text:h>
      <text:p text:style-name="Text_20_body">E' direttamente un pulsante che permette di uscire dall'applicazione.<text:line-break/>Nel caso siano presenti dati non inviati un promemoria metterà in allerta l'utente sulla necessità di inviarli quando possibile.</text:p>
      <text:p text:style-name="Text_20_body"><text:soft-page-break/>Se non si effettua l'invio dei dati al successivo riavvio dell'applicazione un promemoria avviserà l'utente di effettuare l'operazione.</text:p>
      <text:h text:style-name="Heading_20_2" text:outline-level="2">Funzioni</text:h>
      <text:list xml:id="list6968500128108450025" text:style-name="L19">
        <text:list-item>
          <text:p text:style-name="P28">Autenticazione utente</text:p>
        </text:list-item>
        <text:list-item>
          <text:p text:style-name="P28">Lettura QR Code</text:p>
        </text:list-item>
        <text:list-item>
          <text:p text:style-name="P28">Inserimento informazioni</text:p>
        </text:list-item>
        <text:list-item>
          <text:p text:style-name="P28">Visualizzazione Mappa territorio</text:p>
        </text:list-item>
        <text:list-item>
          <text:p text:style-name="P28">Visualizzazione Planimetrie</text:p>
        </text:list-item>
        <text:list-item>
          <text:p text:style-name="P28">Scatto Fotografico</text:p>
        </text:list-item>
        <text:list-item>
          <text:p text:style-name="P28">Rilevamento GPS</text:p>
        </text:list-item>
        <text:list-item>
          <text:p text:style-name="P28">Salvataggio locale dati</text:p>
        </text:list-item>
        <text:list-item>
          <text:p text:style-name="P28">Invio Dati</text:p>
        </text:list-item>
      </text:list>
      <text:h text:style-name="Heading_20_2" text:outline-level="2">Tecnologia</text:h>
      <text:p text:style-name="Text_20_body">Linguaggio di sviluppo ActionScript3, pubblicazione su piattaforma Android<text:line-break/>DataBase SQL-Lite</text:p>
      <text:h text:style-name="Heading_20_2" text:outline-level="2">Versioni</text:h>
      <text:p text:style-name="P1">Versione unica dell'applicazione con doppia interfaccia che viene impostata in base all'utente e alle sue impostazioni lato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it" fo:country="IT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Arial Unicode MS1" style:font-size-asian="20pt" style:font-weight-asian="bold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style:font-name-complex="Aria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19cm" fo:margin-bottom="0.109cm" fo:text-align="start" style:justify-single-word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font-style="italic" fo:font-weight="normal" style:font-size-asian="14pt" style:font-style-asian="italic" style:font-weight-asian="normal" style:font-size-complex="14pt" style:font-weight-complex="bold"/>
    </style:style>
    <style:style style:name="Elenco_20_Dati" style:display-name="Elenco Dati" style:family="paragraph" style:parent-style-name="Text_20_body" style:class="text" style:master-page-name="">
      <style:paragraph-properties fo:margin-top="0cm" fo:margin-bottom="0cm" style:page-number="auto"/>
    </style:style>
    <style:style style:name="Elenco_20_Titoli" style:display-name="Elenco Titoli" style:family="paragraph" style:parent-style-name="Elenco_20_Dati" style:list-style-name="WW8Num4" style:class="text">
      <style:text-properties fo:font-style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Brauzzi</meta:initial-creator>
    <meta:creation-date>2015-04-27T17:34:47</meta:creation-date>
    <dc:creator>Andrea Brauzzi</dc:creator>
    <dc:date>2015-05-19T18:04:56</dc:date>
    <meta:editing-cycles>44</meta:editing-cycles>
    <meta:editing-duration>P1DT3H24M24S</meta:editing-duration>
    <meta:generator>OpenOffice/4.1.1$Unix OpenOffice.org_project/411m6$Build-9775</meta:generator>
    <meta:document-statistic meta:table-count="0" meta:image-count="0" meta:object-count="0" meta:page-count="10" meta:paragraph-count="259" meta:word-count="1952" meta:character-count="12785"/>
  </office:meta>
</office:document-meta>
</file>